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800000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profileyo</text:p>
      <text:p text:style-name="Standard"/>
      <text:p text:style-name="Standard"/>
      <text:p text:style-name="Standard"><text:span text:style-name="T3">profileStart</text:span>.js start the page showing my profile + my posts</text:p>
      <text:p text:style-name="Standard"/>
      <text:list xml:id="list31393151" text:style-name="L1">
        <text:list-item>
          <text:p text:style-name="P1">profileShowMyPosts();</text:p>
        </text:list-item>
        <text:list-item>
          <text:p text:style-name="P1">profileShowYo();</text:p>
        </text:list-item>
      </text:list>
      <text:p text:style-name="Standard"/>
      <text:p text:style-name="Standard"><text:span text:style-name="T3">profileShowYo</text:span>.js <text:span text:style-name="T2">POST(profileShowYo.php)</text:span> SHOW MY PROFILE.</text:p>
      <text:p text:style-name="Standard"/>
      <text:p text:style-name="Standard"><text:span text:style-name="T3">profileShowMyPosts</text:span>.js <text:span text:style-name="T2">POST(profileShowMyPosts.php) </text:span>SHOW MY POSTS</text:p>
      <text:p text:style-name="Standard"/>
      <text:p text:style-name="Standard"><text:span text:style-name="T3">profileTranslator</text:span>.js</text:p>
      <text:p text:style-name="Standard"/>
      <text:p text:style-name="Standard"/>
      <text:p text:style-name="P2">***********PROFILE EDIT***********************</text:p>
      <text:p text:style-name="Standard"/>
      <text:p text:style-name="Standard"/>
      <text:p text:style-name="Standard"><text:span text:style-name="T3">profileEditValidation</text:span>.js : INITIALIZE BEFORE SUBMIT THE HIDDEN VALUES (USER-ID+ userfolder) + VALIDATE ALL INPUTS WHEN PROFILE EDITING. SET THE FORM ATTRIBUTTE ACTION = <text:span text:style-name="T2">POST(profileEditPostToDB</text:span><text:span text:style-name="T1">.</text:span><text:span text:style-name="T2">php</text:span><text:span text:style-name="T1">)</text:span></text:p>
      <text:p text:style-name="Standard"/>
      <text:p text:style-name="Standard"/>
      <text:p text:style-name="Standard"><text:span text:style-name="T3">profileEditTranslator</text:span>.js</text:p>
      <text:p text:style-name="Standard"/>
      <text:p text:style-name="Standard"/>
      <text:p text:style-name="Standard"><text:span text:style-name="T3">profileEditStart</text:span>.js: INITIALIZE ALL THE VALUES GETTING THE USER VALUES FROM LOCAL STORAGE + DATABASE</text:p>
      <text:p text:style-name="P3">POST(profileGetDescription.php)</text:p>
      <text:p text:style-name="P3">POST(profilePrintDateSelectInput.php)</text:p>
      <text:p text:style-name="Standard"/>
      <text:p text:style-name="Standard"><text:span text:style-name="T3">profileEditCheckDateIsRight</text:span>.js</text:p>
      <text:p text:style-name="Standard"/>
      <text:p text:style-name="P2">***********END PROFILE EDIT**********************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9M3S</meta:editing-duration>
    <meta:editing-cycles>5</meta:editing-cycles>
    <meta:generator>OpenOffice.org/3.3$Win32 OpenOffice.org_project/330m20$Build-9567</meta:generator>
    <dc:date>2014-04-29T11:41:43.97</dc:date>
    <meta:document-statistic meta:table-count="0" meta:image-count="0" meta:object-count="0" meta:page-count="1" meta:paragraph-count="15" meta:word-count="72" meta:character-count="767"/>
    <meta:user-defined meta:name="Info 1"/>
    <meta:user-defined meta:name="Info 2"/>
    <meta:user-defined meta:name="Info 3"/>
    <meta:user-defined meta:name="Info 4"/>
  </office:meta>
</office:document-meta>
</file>